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6.95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6.2pt"/>
    </style:style>
    <style:style style:name="co5" style:family="table-column">
      <style:table-column-properties fo:break-before="auto" style:column-width="134.5pt"/>
    </style:style>
    <style:style style:name="ro1" style:family="table-row">
      <style:table-row-properties style:row-height="17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automatic" loext:vertical-justify="auto"/>
      <style:paragraph-properties css3t:text-justify="auto" fo:margin-left="0pt" style:writing-mode="lr-tb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style:font-name="Liberation Sans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Internet Addresses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ategory / List</text:p>
          </table:table-cell>
          <table:table-cell table:style-name="ce1" office:value-type="string" calcext:value-type="string">
            <text:p>Internet Address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aaenma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agv.nl, www.agv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brabantsedel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uvw.nl, waterschapp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dommel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delfl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dodelta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hnk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sh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hunzeenaas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noorderzijlvest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rij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rijnland.n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rivierenlan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eldestro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schielandenkrimenerwaard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hdsr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allei-veluwe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vechtstrome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aterschaplimburg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string" calcext:value-type="string">
            <text:p>wetterskipfryslan.n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string" calcext:value-type="string">
            <text:p>zuiderzeeland.nl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9"/>
          <table:table-cell table:number-columns-repeated="1022"/>
        </table:table-row>
      </table:table>
      <table:table table:name="Statistics" table:style-name="ta1">
        <table:table-column table:style-name="co4" table:default-cell-style-name="ce12"/>
        <table:table-column table:style-name="co5" table:default-cell-style-name="ce16"/>
        <table:table-column table:style-name="co3" table:number-columns-repeated="2" table:default-cell-style-name="Default"/>
        <table:table-row table:style-name="ro2">
          <table:table-cell table:style-name="ce10" office:value-type="string" calcext:value-type="string">
            <text:p>Category / List</text:p>
          </table:table-cell>
          <table:table-cell table:style-name="ce14" office:value-type="string" calcext:value-type="string">
            <text:p>Count - Website</text:p>
          </table:table-cell>
          <table:table-cell/>
          <table:table-cell office:value-type="string" calcext:value-type="string">
            <text:p>To Reload: right click the table and choose “refresh”</text:p>
          </table:table-cell>
        </table:table-row>
        <table:table-row table:style-name="ro2">
          <table:table-cell table:style-name="ce11" office:value-type="string" calcext:value-type="string">
            <text:p>adwa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schappen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schappen, testsit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empty)</text:p>
          </table:table-cell>
          <table:table-cell table:style-name="ce17"/>
          <table:table-cell table:number-columns-repeated="2"/>
        </table:table-row>
        <table:table-row table:style-name="ro2">
          <table:table-cell table:style-name="ce13" office:value-type="string" calcext:value-type="string">
            <text:p>Total Result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2"/>
        </table:table-row>
      </table:table>
      <table:named-expressions>
        <table:named-range table:name="data" table:base-cell-address="$'Internet Addresses'.$B$1" table:cell-range-address="$'Internet Addresses'.$A$1:.$B$1048576"/>
      </table:named-expressions>
      <table:data-pilot-tables>
        <table:data-pilot-table table:name="DataPilot1" table:application-data="" table:target-range-address="Statistics.A1:Statistics.B7" table:buttons="Statistics.A1" table:show-filter-button="false" table:drill-down-on-double-click="false">
          <table:source-cell-range table:name="data" table:cell-range-address="'Internet Addresses'.A1:'Internet Addresses'.B1048576"/>
          <table:data-pilot-field table:source-field-name="Category / List" table:orientation="row" table:used-hierarchy="0" table:function="auto">
            <table:data-pilot-level table:show-empty="false" calcext:repeat-item-labels="false">
              <table:data-pilot-members>
                <table:data-pilot-member table:name="waterschappen" table:display="true" table:show-details="true"/>
                <table:data-pilot-member table:name="waterschappen, testsit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bsite" table:orientation="data" table:used-hierarchy="0" table:function="count">
            <table:data-pilot-level table:show-empty="false" calcext:repeat-item-labels="false">
              <table:data-pilot-members>
                <table:data-pilot-member table:name="aaenmaas.nl" table:display="true" table:show-details="true"/>
                <table:data-pilot-member table:name="agv.nl, www.agv.nl" table:display="true" table:show-details="true"/>
                <table:data-pilot-member table:name="brabantsedelta.nl" table:display="true" table:show-details="true"/>
                <table:data-pilot-member table:name="dommel.nl" table:display="true" table:show-details="true"/>
                <table:data-pilot-member table:name="hdsr.nl" table:display="true" table:show-details="true"/>
                <table:data-pilot-member table:name="hhdelfland.nl" table:display="true" table:show-details="true"/>
                <table:data-pilot-member table:name="hhnk.nl" table:display="true" table:show-details="true"/>
                <table:data-pilot-member table:name="hunzeenaas.nl" table:display="true" table:show-details="true"/>
                <table:data-pilot-member table:name="noorderzijlvest.nl" table:display="true" table:show-details="true"/>
                <table:data-pilot-member table:name="rijnland.net" table:display="true" table:show-details="true"/>
                <table:data-pilot-member table:name="scheldestromen.nl" table:display="true" table:show-details="true"/>
                <table:data-pilot-member table:name="schielandenkrimenerwaard.nl" table:display="true" table:show-details="true"/>
                <table:data-pilot-member table:name="uvw.nl, waterschappen.nl" table:display="true" table:show-details="true"/>
                <table:data-pilot-member table:name="vallei-veluwe.nl" table:display="true" table:show-details="true"/>
                <table:data-pilot-member table:name="vechtstromen.nl" table:display="true" table:show-details="true"/>
                <table:data-pilot-member table:name="waterschaplimburg.nl" table:display="true" table:show-details="true"/>
                <table:data-pilot-member table:name="waterschaprivierenland.nl" table:display="true" table:show-details="true"/>
                <table:data-pilot-member table:name="wdodelta.nl" table:display="true" table:show-details="true"/>
                <table:data-pilot-member table:name="wetterskipfryslan.nl" table:display="true" table:show-details="true"/>
                <table:data-pilot-member table:name="wrij.nl" table:display="true" table:show-details="true"/>
                <table:data-pilot-member table:name="wshd.nl" table:display="true" table:show-details="true"/>
                <table:data-pilot-member table:name="zuiderzeeland.nl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2:44:01.604028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9:06:57.702460622</meta:creation-date>
    <dc:date>2019-03-21T12:49:54.202407691</dc:date>
    <meta:editing-duration>PT11M55S</meta:editing-duration>
    <meta:editing-cycles>6</meta:editing-cycles>
    <meta:generator>LibreOffice/6.1.1.2$MacOSX_X86_64 LibreOffice_project/5d19a1bfa650b796764388cd8b33a5af1f5baa1b</meta:generator>
    <meta:document-statistic meta:table-count="2" meta:cell-count="60" meta:object-count="0"/>
  </office:meta>
</office:document-meta>
</file>